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color="#ff33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kst voor de Presentatie:</text:p>
      <text:p text:style-name="Standard"/>
      <text:p text:style-name="Standard">Onze presentatie zal gaan over het graaf-isomorfisme probleem, en we zullen het toespitsten op het maken van preprocessing algoritmes, waardoor het GI probleem sneller opgelost kan worden.</text:p>
      <text:p text:style-name="Standard"/>
      <text:p text:style-name="Standard">We zullen eerst even kort de definitie van een isomorfisme behandelen.</text:p>
      <text:p text:style-name="Standard">Een isomorfisme is een bijectieve functie van een set van punten naar zichzelf, zodat er in de eerste graaf een edge is tussen twee punten, dan en slechts dan als er in de tweede graaf een edge is tussen de beelden van die twee punten.</text:p>
      <text:p text:style-name="Standard">Dus in dit plaatje map je elke node van graaf G op een node van graaf H, afgebeeld door de verschillende kleuren.</text:p>
      <text:p text:style-name="Standard"/>
      <text:p text:style-name="Standard">Bij preprocessing bekijken we bijvoorbeeld 4 grafen. Als 1 van die grafen sommige eigenschappen van de preprocessing niet heeft die de andere 3 wel hebben, dan gooien we die ene eruit. Maar als 2 het wel hebben, en 2 niet, dan behandelen we die paren apart. Dit is het scheiden van grafen.</text:p>
      <text:p text:style-name="Standard">Er is ook nog een andere mogelijkheid, bijvoorbeeld bij een graaf die niet samenhangend is: je kan elk samenhangend deel als een aparte graaf gaan beschouwen, waardoor de grootte afneemt, en dus ook de tijd die je ervoor nodig hebt. Wij zullen ons hier niet veel op gaan richten.</text:p>
      <text:p text:style-name="Standard"/>
      <text:p text:style-name="Standard"/>
      <text:p text:style-name="Standard">We hebben 4 preprocessing stappen onderzocht</text:p>
      <text:list xml:id="list6813846645633983213" text:style-name="L1">
        <text:list-item>
          <text:p text:style-name="P1">Het aantal nodes in een graaf</text:p>
        </text:list-item>
        <text:list-item>
          <text:p text:style-name="P1">Het aantal edges van een graaf</text:p>
        </text:list-item>
        <text:list-item>
          <text:p text:style-name="P1">Is een graaf samenhangend of niet?</text:p>
        </text:list-item>
        <text:list-item>
          <text:p text:style-name="P1">Zijn er modules in een graaf?</text:p>
        </text:list-item>
      </text:list>
      <text:p text:style-name="Standard"/>
      <text:p text:style-name="Standard">Het idee achter de eerste 2 stappen is vrij eenvoudig. Als 1 van de twee grafen minder nodes bevat dan de andere, dan kan er geen bijectieve functie gevonden worden. En als het aantal edges niet overeenkomt, dan kan er niet voldaan worden aan de eis dat die edge in beide grafen moet voorkomen.</text:p>
      <text:p text:style-name="Standard">Dan komen we al bij een iets moeilijkere algoritmestap: Zet al die grafen bij elkaar die zowel het zelfde aantal nodes en edges hebben. Op al die lijsten van grafen laat je dan apart de colorrefinement code runnen.</text:p>
      <text:p text:style-name="Standard"/>
      <text:p text:style-name="Standard">SAMENHANGEND</text:p>
      <text:p text:style-name="Standard">Als G samenhangend is en H niet, dan kunnen we H opdelen in 2 delen, een samenhangend deel en de rest. Dan is tussen die twee stukken in H geen edge, maar in G is die edge er wel, want G is samenhangend, dus die kunnen niet meer isomorf zijn.</text:p>
      <text:p text:style-name="Standard">Toen kwamen we bij de volgende stap: We gingen proberen om te checken of een graaf samenhangend is of niet.</text:p>
      <text:p text:style-name="Standard">Het was niet heel moeilijk om een algoritme daarvoor te schrijven. Toen hadden we 2 lijsten: een lijst met grafen die samenhangend waren, en grafen die niet samenhangend waren.</text:p>
      <text:p text:style-name="Standard">Op beiden konden we in principe colorrefinement gaan runnen.</text:p>
      <text:p text:style-name="Standard"/>
      <text:p text:style-name="Standard">Maar toen kwamen we op het idee om te gaan proberen om de grafen te splitsen op basis van het AANTAL samenhangende delen, en colorrefinement te laten runnen op elk van deze aparte delen.</text:p>
      <text:p text:style-name="Standard"/>
      <text:p text:style-name="Standard">We hadden hier in de basis een goed idee voor, maar het werd te moeilijk om dit te implementeren. Elke keer dat we probeerden om het de ene fout eruit te halen, kwamen we weer in de war met een ander stukje van onze code.</text:p>
      <text:p text:style-name="Standard">Daarom hebben we het toch maar gehouden bij de vraag of het wel of niet samenhangend is.</text:p>
      <text:p text:style-name="Standard"/>
      <text:p text:style-name="Standard"><text:soft-page-break/>MODULES</text:p>
      <text:p text:style-name="Standard">Nadat je colorrefinement <text:s/>hebt gerund, houdt je, waarschijnlijk, een aantal kleuren over die nog meer dan 1 node bevatten.</text:p>
      <text:p text:style-name="Standard">Een module M is een set zodanig dat voor alle nodes die tot M behoren geldt:</text:p>
      <text:p text:style-name="Standard">De neighborhood buiten de set M is voor alle nodes in M gelijk. Dus als een punt buiten M een edge heeft met een punt binnen M, dan heeft dat punt een edge met ALLE punten binnen M.</text:p>
      <text:p text:style-name="Standard">Er zijn een aantal triviale modules: de lege set, de singleton set en de set van alle punten van de hele graaf.</text:p>
      <text:p text:style-name="Standard">Modules kunnen genest worden, dat betekend dat een module nog weer submodules kan bevatten. Het nadeel daarvan is dat het dus geen partitie oplevert van de set van punten.</text:p>
      <text:p text:style-name="Standard">Hierdoor is het nodig dat je eerst een test-module hebt, voordat je kan checken of het ook daadwerkelijk een module is. Het is niet eenvoudig om een module te construeren.</text:p>
      <text:p text:style-name="Standard">Het construeren was eenvoudiger geweest als het wel een partitie opleverde, want dan kon je alles wat je al behandeld had eruit kunnen gooien. Doordat dit niet mogelijk was hebben we uiteindelijk dit stuk weg moeten laten.</text:p>
      <text:p text:style-name="Standard"/>
      <text:p text:style-name="Standard">Nadat we alle codes hadden geïmplementeerd, gingen we het testen.</text:p>
      <text:p text:style-name="Standard">Eerst hebben we hiervoor een test-klasse gemaakt, die simpelweg keek of onze programma's zouden werken. <text:span text:style-name="T1">Daar kwamen deze en deze resultaten uit.</text:span></text:p>
      <text:p text:style-name="Standard"/>
      <text:p text:style-name="Standard">Nadat we hierachter waren gekomen, hebben we gekeken naar de daadwerkelijke tijdwinst.</text:p>
      <text:p text:style-name="Standard">We hebben het algoritme op 4 manieren laten lopen</text:p>
      <text:list xml:id="list1812614309367962243" text:style-name="L2">
        <text:list-item>
          <text:p text:style-name="P2">zonder preprocessing stappen</text:p>
        </text:list-item>
        <text:list-item>
          <text:p text:style-name="P2">alleen met het checken van het aantal nodes en edges</text:p>
        </text:list-item>
        <text:list-item>
          <text:p text:style-name="P2">alleen met het checken welke nodes samenhangend zijn en welke niet</text:p>
        </text:list-item>
        <text:list-item>
          <text:p text:style-name="P2">met alle preprocessing stapp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ël Schut</meta:initial-creator>
    <meta:creation-date>2015-04-08T11:02:25.26</meta:creation-date>
    <dc:date>2015-04-08T15:13:13.74</dc:date>
    <dc:creator>Daniël Schut</dc:creator>
    <meta:editing-duration>PT3H39M58S</meta:editing-duration>
    <meta:editing-cycles>2</meta:editing-cycles>
    <meta:generator>OpenOffice/4.0.1$Win32 OpenOffice.org_project/401m5$Build-9714</meta:generator>
    <meta:document-statistic meta:table-count="0" meta:image-count="0" meta:object-count="0" meta:page-count="2" meta:paragraph-count="38" meta:word-count="818" meta:character-count="4563"/>
  </office:meta>
</office:document-meta>
</file>